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aufgaben zum 19.02.2021</text:h>
      <text:p text:style-name="Standard"/>
      <text:p text:style-name="Standard">Schaut Euch bitte mal folgende Videos an</text:p>
      <text:p text:style-name="Standard"/>
      <text:p text:style-name="Standard">1. - Vue: <text:s text:c="6"/><text:a xlink:type="simple" xlink:href="https://youtu.be/Wy9q22isx3U" text:style-name="Internet_20_link" text:visited-style-name="Visited_20_Internet_20_Link">https://youtu.be/Wy9q22isx3U</text:a></text:p>
      <text:p text:style-name="Standard">2. - Vuex: <text:s text:c="4"/><text:a xlink:type="simple" xlink:href="https://youtu.be/5lVQgZzLMHc" text:style-name="Internet_20_link" text:visited-style-name="Visited_20_Internet_20_Link">https://youtu.be/5lVQgZzLMHc</text:a></text:p>
      <text:p text:style-name="Standard">3. - Schaut Euch bitte die Dokumentation zu "Vuex" an unter: <text:a xlink:type="simple" xlink:href="https://vuex.vuejs.org/" text:style-name="Internet_20_link" text:visited-style-name="Visited_20_Internet_20_Link">https://vuex.vuejs.or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2-18T13:35:20</meta:creation-date>
    <meta:document-statistic meta:table-count="0" meta:image-count="0" meta:object-count="0" meta:page-count="1" meta:paragraph-count="5" meta:word-count="30" meta:character-count="240"/>
    <dc:date>2021-02-18T13:37:39</dc:date>
    <dc:creator>Bernd Engels</dc:creator>
    <meta:editing-duration>PT2M20S</meta:editing-duration>
    <meta:editing-cycles>1</meta:editing-cycles>
    <meta:generator>OpenOffice/4.1.1$Unix OpenOffice.org_project/411m6$Build-9775</meta:generator>
  </office:meta>
</office:document-meta>
</file>